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40000013B8DADA9E7BC93FD5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mmenhausen1" svg:font-family="Immenhausen"/>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7cm" fo:margin-left="0cm" table:align="left"/>
    </style:style>
    <style:style style:name="Tabelle1.A" style:family="table-column">
      <style:table-column-properties style:column-width="1.392cm"/>
    </style:style>
    <style:style style:name="Tabelle1.B" style:family="table-column">
      <style:table-column-properties style:column-width="7.001cm"/>
    </style:style>
    <style:style style:name="Tabelle1.C" style:family="table-column">
      <style:table-column-properties style:column-width="4.103cm"/>
    </style:style>
    <style:style style:name="Tabelle1.D" style:family="table-column">
      <style:table-column-properties style:column-width="2.395cm"/>
    </style:style>
    <style:style style:name="Tabelle1.E" style:family="table-column">
      <style:table-column-properties style:column-width="2.117cm"/>
    </style:style>
    <style:style style:name="Tabelle1.1" style:family="table-row">
      <style:table-row-properties style:row-height="0.7cm"/>
    </style:style>
    <style:style style:name="Tabelle1.A1" style:family="table-cell">
      <style:table-cell-properties fo:padding="0.097cm" fo:border="none"/>
    </style:style>
    <style:style style:name="Tabelle1.A3" style:family="table-cell">
      <style:table-cell-properties fo:padding="0.097cm" fo:border-left="none" fo:border-right="none" fo:border-top="1pt dotted #000000" fo:border-bottom="none"/>
    </style:style>
    <style:style style:name="Tabelle1.6" style:family="table-row">
      <style:table-row-properties style:row-height="1.605cm"/>
    </style:style>
    <style:style style:name="Tabelle1.8" style:family="table-row">
      <style:table-row-properties style:row-height="1.695cm"/>
    </style:style>
    <style:style style:name="Tabelle2" style:family="table">
      <style:table-properties style:width="17.007cm" fo:margin-left="0cm" table:align="left"/>
    </style:style>
    <style:style style:name="Tabelle2.A" style:family="table-column">
      <style:table-column-properties style:column-width="1.939cm"/>
    </style:style>
    <style:style style:name="Tabelle2.B" style:family="table-column">
      <style:table-column-properties style:column-width="0.864cm"/>
    </style:style>
    <style:style style:name="Tabelle2.C" style:family="table-column">
      <style:table-column-properties style:column-width="5.59cm"/>
    </style:style>
    <style:style style:name="Tabelle2.D" style:family="table-column">
      <style:table-column-properties style:column-width="1.002cm"/>
    </style:style>
    <style:style style:name="Tabelle2.E" style:family="table-column">
      <style:table-column-properties style:column-width="7.613cm"/>
    </style:style>
    <style:style style:name="Tabelle2.A1" style:family="table-cell">
      <style:table-cell-properties fo:padding="0.097cm" fo:border="none"/>
    </style:style>
    <style:style style:name="Tabelle2.A2" style:family="table-cell">
      <style:table-cell-properties fo:padding="0.097cm" fo:border-left="none" fo:border-right="none" fo:border-top="1pt dotted #000000" fo:border-bottom="none"/>
    </style:style>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Header">
      <style:paragraph-properties fo:text-align="end" style:justify-single-word="false"/>
    </style:style>
    <style:style style:name="P3" style:family="paragraph" style:parent-style-name="Table_20_Contents">
      <style:text-properties style:font-name="Liberation Serif" fo:font-size="10.5pt" style:font-size-asian="10.5pt" style:font-size-complex="10.5pt"/>
    </style:style>
    <style:style style:name="P4" style:family="paragraph" style:parent-style-name="Table_20_Contents">
      <style:text-properties style:font-name="Liberation Serif" fo:font-size="10.5pt" officeooo:rsid="0008402b" officeooo:paragraph-rsid="0008402b" style:font-size-asian="10.5pt" style:font-size-complex="10.5pt"/>
    </style:style>
    <style:style style:name="P5" style:family="paragraph" style:parent-style-name="Table_20_Contents">
      <style:text-properties style:font-name="Liberation Serif" fo:font-size="10.5pt" officeooo:rsid="00096838" officeooo:paragraph-rsid="00096838" style:font-size-asian="10.5pt" style:font-size-complex="10.5pt"/>
    </style:style>
    <style:style style:name="P6" style:family="paragraph" style:parent-style-name="Wort-Bild_20_Marke">
      <style:paragraph-properties fo:margin-top="0cm" fo:margin-bottom="0cm" loext:contextual-spacing="false" fo:line-height="100%" fo:text-align="end" style:justify-single-word="false"/>
      <style:text-properties officeooo:paragraph-rsid="0004fb60"/>
    </style:style>
    <style:style style:name="P7" style:family="paragraph" style:parent-style-name="Standard">
      <style:text-properties style:font-name="serif" fo:font-size="6.5pt" officeooo:paragraph-rsid="000bc4e9"/>
    </style:style>
    <style:style style:name="P8" style:family="paragraph" style:parent-style-name="Standard">
      <style:text-properties style:font-name="serif" fo:font-size="10.5pt" style:font-size-asian="10.5pt" style:font-size-complex="10.5pt"/>
    </style:style>
    <style:style style:name="P9" style:family="paragraph" style:parent-style-name="Standard">
      <style:text-properties style:font-name="serif" fo:font-size="10.5pt" officeooo:paragraph-rsid="0004fb60" style:font-size-asian="10.5pt" style:font-size-complex="10.5pt"/>
    </style:style>
    <style:style style:name="P10" style:family="paragraph" style:parent-style-name="Standard">
      <style:text-properties style:font-name="serif" fo:font-size="10.5pt" officeooo:paragraph-rsid="000aed69" style:font-size-asian="10.5pt" style:font-size-complex="10.5pt"/>
    </style:style>
    <style:style style:name="P11" style:family="paragraph" style:parent-style-name="Standard">
      <style:text-properties style:font-name="serif" fo:font-size="10.5pt" officeooo:paragraph-rsid="000b43a5" style:font-size-asian="10.5pt" style:font-size-complex="10.5pt"/>
    </style:style>
    <style:style style:name="P12" style:family="paragraph" style:parent-style-name="Standard">
      <style:text-properties style:font-name="serif" fo:font-size="10.5pt" officeooo:paragraph-rsid="000bc4e9" style:font-size-asian="10.5pt" style:font-size-complex="10.5pt"/>
    </style:style>
    <style:style style:name="P13" style:family="paragraph" style:parent-style-name="Standard">
      <style:text-properties style:font-name="serif" fo:font-size="10.5pt" fo:font-weight="bold" officeooo:paragraph-rsid="0004fb60" style:font-size-asian="10.5pt" style:font-weight-asian="bold" style:font-size-complex="10.5pt" style:font-weight-complex="bold"/>
    </style:style>
    <style:style style:name="P14" style:family="paragraph" style:parent-style-name="Standard">
      <style:text-properties style:font-name="serif" fo:font-size="9pt" officeooo:paragraph-rsid="000bc4e9" style:font-size-asian="9pt" style:font-size-complex="9pt"/>
    </style:style>
    <style:style style:name="P15" style:family="paragraph" style:parent-style-name="Standard">
      <style:text-properties fo:font-size="10.5pt" style:font-size-asian="10.5pt" style:font-size-complex="10.5pt"/>
    </style:style>
    <style:style style:name="P16" style:family="paragraph" style:parent-style-name="Standard">
      <style:text-properties style:font-name="Liberation Serif" fo:font-size="10.5pt" officeooo:paragraph-rsid="0006a54c" style:font-size-asian="10.5pt" style:font-size-complex="10.5pt"/>
    </style:style>
    <style:style style:name="P17" style:family="paragraph" style:parent-style-name="Standard">
      <style:text-properties style:font-name="Liberation Serif" fo:font-size="10.5pt" officeooo:rsid="0006a54c" officeooo:paragraph-rsid="0006a54c" style:font-size-asian="10.5pt" style:font-size-complex="10.5pt"/>
    </style:style>
    <style:style style:name="P18" style:family="paragraph" style:parent-style-name="Standard">
      <style:text-properties style:font-name="Liberation Serif" fo:font-size="10.5pt" officeooo:paragraph-rsid="0004fb60" style:font-size-asian="10.5pt" style:font-size-complex="10.5pt"/>
    </style:style>
    <style:style style:name="P19" style:family="paragraph" style:parent-style-name="Standard">
      <style:text-properties style:font-name="Liberation Serif" fo:font-size="10.5pt" officeooo:paragraph-rsid="00096838" style:font-size-asian="10.5pt" style:font-size-complex="10.5pt"/>
    </style:style>
    <style:style style:name="P20" style:family="paragraph" style:parent-style-name="Standard">
      <style:text-properties style:font-name="Liberation Serif" fo:font-size="10.5pt" officeooo:rsid="00096838" officeooo:paragraph-rsid="00096838" style:font-size-asian="10.5pt" style:font-size-complex="10.5pt"/>
    </style:style>
    <style:style style:name="P21" style:family="paragraph" style:parent-style-name="Standard">
      <style:text-properties style:font-name="Liberation Serif" fo:font-size="10.5pt" officeooo:rsid="00096838" officeooo:paragraph-rsid="0004fb60" style:font-size-asian="10.5pt" style:font-size-complex="10.5pt"/>
    </style:style>
    <style:style style:name="P22" style:family="paragraph" style:parent-style-name="Standard">
      <style:text-properties style:font-name="Liberation Serif" fo:font-size="10.5pt" officeooo:rsid="00096838" officeooo:paragraph-rsid="000aed69" style:font-size-asian="10.5pt" style:font-size-complex="10.5pt"/>
    </style:style>
    <style:style style:name="P23" style:family="paragraph" style:parent-style-name="Standard">
      <style:text-properties style:font-name="Liberation Serif" fo:font-size="10.5pt" officeooo:rsid="000bc4e9" officeooo:paragraph-rsid="000bc4e9" style:font-size-asian="10.5pt" style:font-size-complex="10.5pt"/>
    </style:style>
    <style:style style:name="P24" style:family="paragraph" style:parent-style-name="Standard">
      <style:paragraph-properties fo:break-before="page"/>
      <style:text-properties style:font-name="serif" fo:font-size="10.5pt" officeooo:paragraph-rsid="0004fb60" style:font-size-asian="10.5pt" style:font-size-complex="10.5pt"/>
    </style:style>
    <style:style style:name="P25"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2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font-variant="normal" fo:text-transform="none" fo:background-color="transparent"/>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scale="100%" style:font-relief="none"/>
    </style:style>
    <style:style style:name="T3" style:family="text">
      <style:text-properties officeooo:rsid="0006a54c"/>
    </style:style>
    <style:style style:name="T4" style:family="text">
      <style:text-properties fo:font-weight="bold" style:font-weight-asian="bold" style:font-weight-complex="bold"/>
    </style:style>
    <style:style style:name="T5" style:family="text">
      <style:text-properties style:font-name="serif"/>
    </style:style>
    <style:style style:name="T6" style:family="text">
      <style:text-properties style:font-name="serif" officeooo:rsid="000aed69"/>
    </style:style>
    <style:style style:name="T7" style:family="text">
      <style:text-properties officeooo:rsid="00096838"/>
    </style:style>
    <style:style style:name="T8" style:family="text">
      <style:text-properties style:font-size-asian="10.5pt" style:font-size-complex="10.5pt"/>
    </style:style>
    <style:style style:name="T9" style:family="text">
      <style:text-properties officeooo:rsid="000b43a5" style:font-size-asian="10.5pt" style:font-size-complex="10.5pt"/>
    </style:style>
    <style:style style:name="T10" style:family="text">
      <style:text-properties style:font-name="Liberation Serif" fo:font-size="10.5pt" officeooo:rsid="0006a54c" style:font-size-asian="10.5pt" style:font-size-complex="10.5pt"/>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style:style>
    <style:style style:name="gr3" style:family="graphic">
      <style:graphic-properties draw:stroke="solid" svg:stroke-width="0.101cm" svg:stroke-color="#cccccc" draw:marker-start-width="0.653cm" draw:marker-end-width="0.653cm" draw:fill="none" draw:fill-color="#ffffff" draw:textarea-vertical-align="middle" fo:min-height="3.89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style:wrap="run-through" style:number-wrapped-paragraphs="no-limit" style:vertical-pos="from-top" style:vertical-rel="paragraph" style:horizontal-pos="from-left" style:horizontal-rel="paragraph"/>
    </style:style>
    <style:style style:name="gr5" style:family="graphic">
      <style:graphic-properties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firstname" form:control-implementation="ooo:com.sun.star.form.component.TextField" xml:id="control1" form:id="control1" form:data-field="fir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2" form:id="control2" form:data-field="la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irthdate" form:control-implementation="ooo:com.sun.star.form.component.TextField" xml:id="control3" form:id="control3" form:data-field="birth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ickname" form:control-implementation="ooo:com.sun.star.form.component.TextField" xml:id="control4" form:id="control4" form:data-field="nick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data-field="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6" form:id="control6" form:data-field="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name" form:control-implementation="ooo:com.sun.star.form.component.TextField" xml:id="control7" form:id="control7" form:data-field="group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 form:control-implementation="ooo:com.sun.star.form.component.TextField" xml:id="control8" form:id="control8" form:data-field="stree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number" form:control-implementation="ooo:com.sun.star.form.component.TextField" xml:id="control9" form:id="control9" form:data-field="street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ellphone" form:control-implementation="ooo:com.sun.star.form.component.TextField" xml:id="control10" form:id="control10" form:data-field="cellphon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11" form:id="control11" form:data-field="ema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formation" form:control-implementation="ooo:com.sun.star.form.component.TextField" xml:id="control12" form:id="control12" form:data-field="inform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rain_benefit" form:control-implementation="ooo:com.sun.star.form.component.TextField" xml:id="control13" form:id="control13" form:data-field="train_benefi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losest_train_station" form:control-implementation="ooo:com.sun.star.form.component.TextField" xml:id="control14" form:id="control14" form:data-field="closest_train_st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undkurs_additional" form:control-implementation="ooo:com.sun.star.form.component.TextField" xml:id="control15" form:id="control15" form:data-field="grundkurs_additiona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foto_publications_website" form:control-implementation="ooo:com.sun.star.form.component.CheckBox" xml:id="control16" form:id="control16" form:label="Homepages" form:data-field="foto_publications_websit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oto_publications_socialmedia" form:control-implementation="ooo:com.sun.star.form.component.CheckBox" xml:id="control17" form:id="control17" form:label="Facebook und co." form:data-field="foto_publications_socialmedia"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oto_publications_print_and_info" form:control-implementation="ooo:com.sun.star.form.component.CheckBox" xml:id="control18" form:id="control18" form:label="Print- und Infomaterial" form:data-field="foto_publications_print_and_info"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member_since_year" form:control-implementation="ooo:com.sun.star.form.component.TextField" xml:id="control19" form:id="control19" form:data-field="member_since_yea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has_kubalibre" form:control-implementation="ooo:com.sun.star.form.component.CheckBox" xml:id="control20" form:id="control20" form:label="Kurs-Basis-Liederbuch" form:data-field="has_kubalib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attended_courses" form:control-implementation="ooo:com.sun.star.form.component.TextField" xml:id="control21" form:id="control21" form:data-field="attended_cours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my_function" form:control-implementation="ooo:com.sun.star.form.component.TextField" xml:id="control22" form:id="control22" form:data-field="my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justification_for_my_function" form:control-implementation="ooo:com.sun.star.form.component.TextField" xml:id="control23" form:id="control23" form:data-field="justification_for_my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special_about_my_group" form:control-implementation="ooo:com.sun.star.form.component.TextField" xml:id="control24" form:id="control24" form:data-field="special_about_my_group"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biggest_challenge_in_my_group" form:control-implementation="ooo:com.sun.star.form.component.TextField" xml:id="control25" form:id="control25" form:data-field="biggest_challenge_in_my_group"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my_expectations" form:control-implementation="ooo:com.sun.star.form.component.TextField" xml:id="control26" form:id="control26" form:data-field="my_expectation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want_to_learn" form:control-implementation="ooo:com.sun.star.form.component.TextField" xml:id="control27" form:id="control27" form:data-field="want_to_lear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course" form:control-implementation="ooo:com.sun.star.form.component.TextField" xml:id="control28" form:id="control28" form:data-field="cour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text:anchor-type="paragraph" draw:z-index="15" draw:name="Form2" draw:style-name="gr3" draw:text-style-name="P27" svg:width="3.4cm" svg:height="3.998cm" svg:x="-0.004cm" svg:y="-4.898cm"><draw:text-box><text:p text:style-name="P26"><text:span text:style-name="T11">Bitte hier </text:span></text:p><text:p text:style-name="P26"><text:span text:style-name="T11">ein aktuelles </text:span></text:p><text:p text:style-name="P26"><text:span text:style-name="T11">Foto von dir aufkleben!</text:span></text:p></draw:text-box></draw:frame>ANMELDUNG FÜR DIE KURSE 2017</text:p>
      <text:p text:style-name="P19">Anmeldeschluss (Osterkurse) bis 22.02.2017 <text:span text:style-name="T7">- </text:span>Frühbucherrabatt bis 12.02.2017 </text:p>
      <text:p text:style-name="P19">Anmeldeschluss (Boom) bis 16.07.2017 <text:span text:style-name="T7">- </text:span>Frühbucherrabatt bis 18.06.2017 </text:p>
      <text:p text:style-name="P16"/>
      <text:p text:style-name="P16"/>
      <text:p text:style-name="P16"><draw:control text:anchor-type="as-char" svg:y="-0.347cm" draw:z-index="0" draw:name="Form1" draw:style-name="gr1" draw:text-style-name="P25" svg:width="6.125cm" svg:height="0.892cm" draw:control="control1"/><text:tab/><text:tab/><draw:control text:anchor-type="as-char" svg:y="-0.347cm" draw:z-index="1" draw:name="Form1" draw:style-name="gr1" draw:text-style-name="P25" svg:width="4.892cm" svg:height="0.892cm" draw:control="control2"/><text:tab/><text:tab/><draw:control text:anchor-type="as-char" svg:y="-0.347cm" draw:z-index="3" draw:name="Form1" draw:style-name="gr1" draw:text-style-name="P25" svg:width="2.849cm" svg:height="0.892cm" draw:control="control4"/></text:p>
      <text:p text:style-name="P16"><text:span text:style-name="T3">↑ Vorname<text:tab/><text:tab/><text:tab/><text:tab/><text:tab/>↑ Nachname<text:tab/><text:tab/><text:tab/><text:tab/>↑ Pfadiname</text:span></text:p>
      <text:p text:style-name="P16"/>
      <text:p text:style-name="P16"><draw:control text:anchor-type="as-char" svg:y="-0.347cm" draw:z-index="2" draw:name="Form1" draw:style-name="gr1" draw:text-style-name="P25" svg:width="6.148cm" svg:height="0.892cm" draw:control="control3"/><text:tab/><text:tab/><draw:control text:anchor-type="as-char" svg:y="-0.347cm" draw:z-index="4" draw:name="Form1" draw:style-name="gr1" draw:text-style-name="P25" svg:width="2.643cm" svg:height="0.892cm" draw:control="control5"/><text:tab/><draw:control text:anchor-type="as-char" svg:y="-0.347cm" draw:z-index="5" draw:name="Form1" draw:style-name="gr1" draw:text-style-name="P25" svg:width="5.368cm" svg:height="0.892cm" draw:control="control6"/></text:p>
      <text:p text:style-name="P16"><text:span text:style-name="T3">↑ Geburtsdatum<text:tab/><text:tab/><text:tab/><text:tab/><text:tab/>↑ Postleitzahl<text:tab/><text:tab/>↑ Ort</text:span></text:p>
      <text:p text:style-name="P16"/>
      <text:p text:style-name="P16"><draw:control text:anchor-type="as-char" svg:y="-0.347cm" draw:z-index="6" draw:name="Form1" draw:style-name="gr1" draw:text-style-name="P25" svg:width="6.102cm" svg:height="0.892cm" draw:control="control7"/><text:tab/><text:tab/><draw:control text:anchor-type="as-char" svg:y="-0.347cm" draw:z-index="7" draw:name="Form1" draw:style-name="gr1" draw:text-style-name="P25" svg:width="7.367cm" svg:height="0.892cm" draw:control="control8"/><text:tab/><draw:control text:anchor-type="as-char" svg:y="-0.347cm" draw:z-index="8" draw:name="Form1" draw:style-name="gr1" draw:text-style-name="P25" svg:width="1.451cm" svg:height="0.892cm" draw:control="control9"/></text:p>
      <text:p text:style-name="P17">↑ Stamm<text:tab/><text:tab/><text:tab/><text:tab/><text:tab/>↑ Straße<text:tab/><text:tab/><text:tab/><text:tab/><text:tab/><text:tab/>↑ Nr.</text:p>
      <text:p text:style-name="P17"/>
      <text:p text:style-name="P17"><draw:control text:anchor-type="as-char" svg:y="-0.347cm" draw:z-index="9" draw:name="Form1" draw:style-name="gr1" draw:text-style-name="P25" svg:width="6.102cm" svg:height="0.892cm" draw:control="control10"/><text:tab/><text:tab/><draw:control text:anchor-type="as-char" svg:y="-0.347cm" draw:z-index="10" draw:name="Form1" draw:style-name="gr1" draw:text-style-name="P25" svg:width="9.111cm" svg:height="0.892cm" draw:control="control11"/></text:p>
      <text:p text:style-name="P17">↑ Telefon/Handynummer<text:tab/><text:tab/><text:tab/><text:tab/>↑ E-Mail-Adresse</text:p>
      <text:p text:style-name="P17"/>
      <text:p text:style-name="P17"><draw:control text:anchor-type="as-char" svg:y="-0.347cm" draw:z-index="11" draw:name="Form1" draw:style-name="gr1" draw:text-style-name="P25" svg:width="16.615cm" svg:height="0.892cm" draw:control="control12"/></text:p>
      <text:p text:style-name="P16"><text:span text:style-name="T3">↑ </text:span>Für dich wichtige Ernährungsweisen (Vegie?), Allergien, Medikamente, sonstiges </text:p>
      <text:p text:style-name="P18"/>
      <text:p text:style-name="P16"><draw:control text:anchor-type="as-char" svg:y="-0.347cm" draw:z-index="12" draw:name="Form1" draw:style-name="gr1" draw:text-style-name="P25" svg:width="6.102cm" svg:height="0.892cm" draw:control="control13"/><text:tab/><text:tab/><draw:control text:anchor-type="as-char" svg:y="-0.347cm" draw:z-index="13" draw:name="Form1" draw:style-name="gr1" draw:text-style-name="P25" svg:width="9.12cm" svg:height="0.892cm" draw:control="control14"/></text:p>
      <text:p text:style-name="P16"><text:span text:style-name="T3">↑ Evtl. Bahnvergünstigung<text:tab/><text:tab/><text:tab/>↑ Nächster Bahnhof</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3"/>
          </table:table-cell>
          <table:table-cell table:style-name="Tabelle1.A1" office:value-type="string">
            <text:p text:style-name="P4"/>
          </table:table-cell>
          <table:table-cell table:style-name="Tabelle1.A1" office:value-type="string">
            <text:p text:style-name="P4">Datum</text:p>
          </table:table-cell>
          <table:table-cell table:style-name="Tabelle1.A1" office:value-type="string">
            <text:p text:style-name="P4">Normalbeitrag</text:p>
          </table:table-cell>
          <table:table-cell table:style-name="Tabelle1.A1" office:value-type="string">
            <text:p text:style-name="P4">Frühbucher</text:p>
          </table:table-cell>
        </table:table-row>
        <table:table-row table:style-name="Tabelle1.1">
          <table:table-cell table:style-name="Tabelle1.A1" office:value-type="string">
            <text:p text:style-name="P3"/>
          </table:table-cell>
          <table:table-cell table:style-name="Tabelle1.A1" office:value-type="string">
            <text:p text:style-name="P4"><text:span text:style-name="T4">Kalu</text:span> - Basiskurs </text:p>
          </table:table-cell>
          <table:table-cell table:style-name="Tabelle1.A1" office:value-type="string">
            <text:p text:style-name="P5">08.04. - 16.04.2017</text:p>
          </table:table-cell>
          <table:table-cell table:style-name="Tabelle1.A1" office:value-type="string">
            <text:p text:style-name="P5">120,-</text:p>
          </table:table-cell>
          <table:table-cell table:style-name="Tabelle1.A1" office:value-type="string">
            <text:p text:style-name="P5">100,-</text:p>
          </table:table-cell>
        </table:table-row>
        <table:table-row table:style-name="Tabelle1.1">
          <table:table-cell table:style-name="Tabelle1.A3" office:value-type="string">
            <text:p text:style-name="P3"/>
          </table:table-cell>
          <table:table-cell table:style-name="Tabelle1.A3" office:value-type="string">
            <text:p text:style-name="P4"><text:span text:style-name="T4">BooM</text:span> - Basiskurs</text:p>
          </table:table-cell>
          <table:table-cell table:style-name="Tabelle1.A3" office:value-type="string">
            <text:p text:style-name="P5">01.09. – 09.09.2017</text:p>
          </table:table-cell>
          <table:table-cell table:style-name="Tabelle1.A3" office:value-type="string">
            <text:p text:style-name="P5">120,-</text:p>
          </table:table-cell>
          <table:table-cell table:style-name="Tabelle1.A3" office:value-type="string">
            <text:p text:style-name="P5">100,-</text:p>
          </table:table-cell>
        </table:table-row>
        <table:table-row table:style-name="Tabelle1.1">
          <table:table-cell table:style-name="Tabelle1.A3" office:value-type="string">
            <text:p text:style-name="P3"/>
          </table:table-cell>
          <table:table-cell table:style-name="Tabelle1.A3" office:value-type="string">
            <text:p text:style-name="P4"><text:span text:style-name="T4">KfM</text:span> – Kurs für Meutenführungen </text:p>
          </table:table-cell>
          <table:table-cell table:style-name="Tabelle1.A3" office:value-type="string">
            <text:p text:style-name="P5">12.04. – 20.04.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1">
          <table:table-cell table:style-name="Tabelle1.A3" office:value-type="string">
            <text:p text:style-name="P3"/>
          </table:table-cell>
          <table:table-cell table:style-name="Tabelle1.A3" office:value-type="string">
            <text:p text:style-name="P4"><text:span text:style-name="T4">KfS</text:span> - Kurs für Sippenführungen</text:p>
          </table:table-cell>
          <table:table-cell table:style-name="Tabelle1.A3" office:value-type="string">
            <text:p text:style-name="P5">08.04. – 17.04.2017</text:p>
          </table:table-cell>
          <table:table-cell table:style-name="Tabelle1.A3" office:value-type="string">
            <text:p text:style-name="P5">130,-</text:p>
          </table:table-cell>
          <table:table-cell table:style-name="Tabelle1.A3" office:value-type="string">
            <text:p text:style-name="P5">110,-</text:p>
          </table:table-cell>
        </table:table-row>
        <table:table-row table:style-name="Tabelle1.6">
          <table:table-cell table:style-name="Tabelle1.A3" office:value-type="string">
            <text:p text:style-name="P3"/>
          </table:table-cell>
          <table:table-cell table:style-name="Tabelle1.A3" office:value-type="string">
            <text:p text:style-name="P4"><text:span text:style-name="T4">Tilop</text:span> - Kurs für Ranger und Rover </text:p>
          </table:table-cell>
          <table:table-cell table:style-name="Tabelle1.A3" office:value-type="string">
            <text:p text:style-name="P5">08.04. – 16.04.2017 </text:p>
            <text:p text:style-name="P5">Kurs Teil 2: </text:p>
            <text:p text:style-name="P5">19.05. – 21.05.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1">
          <table:table-cell table:style-name="Tabelle1.A3" office:value-type="string">
            <text:p text:style-name="P3"/>
          </table:table-cell>
          <table:table-cell table:style-name="Tabelle1.A3" office:value-type="string">
            <text:p text:style-name="P4"><text:span text:style-name="T4">Start</text:span> - Stammesführungs Rundum Training</text:p>
          </table:table-cell>
          <table:table-cell table:style-name="Tabelle1.A3" office:value-type="string">
            <text:p text:style-name="P5">08.04. – 15.04.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8">
          <table:table-cell table:style-name="Tabelle1.A3" office:value-type="string">
            <text:p text:style-name="P3"/>
          </table:table-cell>
          <table:table-cell table:style-name="Tabelle1.A3" office:value-type="string">
            <text:p text:style-name="P4"><text:span text:style-name="T4">Grundkurs Süd</text:span> für <text:s text:c="2"/><draw:control text:anchor-type="as-char" draw:z-index="14" draw:name="Form3" draw:style-name="gr2" draw:text-style-name="P25" svg:width="3.435cm" svg:height="0.879cm" draw:control="control15"/></text:p>
          </table:table-cell>
          <table:table-cell table:style-name="Tabelle1.A3" office:value-type="string">
            <text:p text:style-name="P5">15.04. – 22.04.2017 </text:p>
            <text:p text:style-name="P5">Kurs Teil 2: </text:p>
            <text:p text:style-name="P5">Mai/Juni 2017</text:p>
          </table:table-cell>
          <table:table-cell table:style-name="Tabelle1.A3" office:value-type="string">
            <text:p text:style-name="P5">135,-</text:p>
          </table:table-cell>
          <table:table-cell table:style-name="Tabelle1.A3" office:value-type="string">
            <text:p text:style-name="P5">115,-</text:p>
          </table:table-cell>
        </table:table-row>
      </table:table>
      <text:p text:style-name="P23"/>
      <text:p text:style-name="P23">Ich möchte an folgendem Kurs teilnehmen:<text:tab/> <draw:control text:anchor-type="as-char" svg:y="-0.572cm" draw:z-index="29" draw:name="Form3" draw:style-name="gr5" draw:text-style-name="P25" svg:width="7.977cm" svg:height="0.793cm" draw:control="control28"/></text:p>
      <text:p text:style-name="P18"><text:soft-page-break/>• <text:span text:style-name="T5">Während der Kurse findet eine Unternehmung statt, bei der die Gruppen selbständig und ohne Aufsicht unterwegs sind. Während dieser 1½ Tage (KfS und Boom 2 Tage) können die Kursteams ihrer Aufsichtspflicht nur nachkommen, indem sie im Voraus auf mögliche Gefahren aufmerksam machen und Verhaltensregeln bekannt geben. Ein Notfalltelefon ist rund um die Uhr erreichbar.</text:span></text:p>
      <text:p text:style-name="P15">• <text:span text:style-name="T5">Zum Tilop und Grundkurs gehört ein verbindliches Nachbereitungswochenende. Der genaue Termin wird nach Anmeldung bekannt gegeben.</text:span></text:p>
      <text:p text:style-name="P18"/>
      <text:p text:style-name="P13">Wichtiges zur Anmeldung</text:p>
      <text:p text:style-name="P15">• <text:span text:style-name="T5">Leider kann es aufgrund hoher Anmeldezahlen (insb. Kalu und KfM) nach dem Anmeldeschluss zu Absagen an Teilnehmer/innen kommen. Diese Anmeldung stellt daher noch keine verbindliche Teilnahmebestätigung seitens des Kurses dar.</text:span></text:p>
      <text:p text:style-name="P15">• <text:span text:style-name="T5">Die Anmeldung erfolgt über </text:span>„<text:span text:style-name="T5">Formular senden“ und <text:s/>Einschicken des unterschriebenen Anmeldebogens an die Geschäftsstelle (BdP LV Bayern e.V., Severinstr. 5, 81541 München). Fehlt eines von beiden bis zum Anmeldeschluss, kann die Anmeldung nicht berücksichtigt werden. Die Daten liegen auf landesverbandsinternen Servern in den Landesbüros und werden nicht an Dritte weiter gegeben.</text:span></text:p>
      <text:p text:style-name="P15">• <text:span text:style-name="T5">Die Zahl der Teilnehmenden ist pro Kurs auf maximal 4 Personen pro Stamm begrenzt.</text:span></text:p>
      <text:p text:style-name="P15">• <text:span text:style-name="T5">Bis zum Anmeldeschluss können Anmeldungen kostenfrei zurückgezogen werden. Bei Abmeldungen nach dem Anmeldeschluss, aber bis </text:span></text:p>
      <text:p text:style-name="P8">zu drei Tagen vor der Veranstaltung, wird eine Ausfallgebühr von 50 % des jeweiligen Betrages fällig. Bei Nichterscheinen ohne Abmeldung, </text:p>
      <text:p text:style-name="P8">oder Abmeldung weniger als drei Tage vor der Veranstaltung, wird eine Ausfallgebühr von 100 % des jeweiligen Betrages fällig.</text:p>
      <text:p text:style-name="P15">• <text:span text:style-name="T5">Den angegebenen Teilnahmebeitrag bitte in bar auf den Kurs mitbringen.</text:span></text:p>
      <text:p text:style-name="P9"/>
      <text:p text:style-name="P9"/>
      <text:p text:style-name="P9">Ich bin damit einverstanden, dass Foto- und Filmaufnahmen, die während des Kurses gemacht werden, für Veröffentlichungen:</text:p>
      <text:p text:style-name="P18"><draw:control text:anchor-type="paragraph" draw:z-index="17" draw:name="Form4" draw:style-name="gr4" draw:text-style-name="P28" svg:width="3.899cm" svg:height="0.726cm" svg:x="0.302cm" svg:y="0.27cm" draw:control="control16"/><draw:control text:anchor-type="paragraph" draw:z-index="18" draw:name="Form5" draw:style-name="gr4" draw:text-style-name="P28" svg:width="4.216cm" svg:height="0.78cm" svg:x="4.944cm" svg:y="0.27cm" draw:control="control17"/><draw:control text:anchor-type="paragraph" draw:z-index="19" draw:name="Form6" draw:style-name="gr4" draw:text-style-name="P28" svg:width="5.31cm" svg:height="0.854cm" svg:x="10.368cm" svg:y="0.249cm" draw:control="control18"/></text:p>
      <text:p text:style-name="P18"/>
      <text:p text:style-name="P18"/>
      <text:p text:style-name="P9">Hiermit melde ich mich verbindlich für oben angekreuzten Kurs an. (Teilnehmer/in) </text:p>
      <text:p text:style-name="P8">Ich bin damit einverstanden, dass mein Kind an oben genanntem Kurs teilnimmt. (Erziehungsberechtigte/r) </text:p>
      <text:p text:style-name="P18"/>
      <text:p text:style-name="P18"/>
      <text:p text:style-name="P18"/>
      <text:p text:style-name="P18"/>
      <text:p text:style-name="P18"/>
      <text:p text:style-name="P18"/>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row>
        <table:table-row>
          <table:table-cell table:style-name="Tabelle2.A2" office:value-type="string">
            <text:p text:style-name="P20">Ort, Datum</text:p>
          </table:table-cell>
          <table:table-cell table:style-name="Tabelle2.A1" office:value-type="string">
            <text:p text:style-name="P20"/>
          </table:table-cell>
          <table:table-cell table:style-name="Tabelle2.A2" office:value-type="string">
            <text:p text:style-name="P20">Unterschrift der/des Teilnehmenden</text:p>
          </table:table-cell>
          <table:table-cell table:style-name="Tabelle2.A1" office:value-type="string">
            <text:p text:style-name="P20"/>
          </table:table-cell>
          <table:table-cell table:style-name="Tabelle2.A2" office:value-type="string">
            <text:p text:style-name="P20">Unterschrift eines Erziehungsberechtigten</text:p>
          </table:table-cell>
        </table:table-row>
      </table:table>
      <text:p text:style-name="P21"/>
      <text:p text:style-name="P24"><text:span text:style-name="T7">Fragen </text:span>an die Teilnehmende/den Teilnehmenden </text:p>
      <text:p text:style-name="P9"/>
      <text:p text:style-name="P8">Liebe Teilnehmende, lieber Teilnehmender </text:p>
      <text:p text:style-name="P8">jede/r bringt andere Gründe, verschiedene Fähigkeiten und eine eigene Motivation mit. Den Kursteams ist es wichtig, sich auf jede/n individuell vorzubereiten. </text:p>
      <text:p text:style-name="P15"><text:span text:style-name="T5">Voraussetzung dafür ist es, dass du ihnen deine Beweggründe mitteilst, warum du </text:span><text:span text:style-name="T6">an</text:span><text:span text:style-name="T5"> diesem Kurs teilnimmst </text:span><text:span text:style-name="T6">–</text:span> <text:span text:style-name="T5">spare bitte nicht an Worten! </text:span></text:p>
      <text:p text:style-name="P8">Die Kursteams investieren jede Menge Freizeit in die Vorbereitung der Kurse. Du kannst ihnen in der Vorbereitung helfen, indem du dir nun 15 Minuten für den nachfolgenden Fragebogen nimmst. Nur so können die Teams den Kurs nach deinen Wünschen und Bedürfnissen gestalten. </text:p>
      <text:p text:style-name="P21"/>
      <text:p text:style-name="P22"><draw:control text:anchor-type="paragraph" draw:z-index="21" draw:name="Form7" draw:style-name="gr4" draw:text-style-name="P28" svg:width="5.478cm" svg:height="0.706cm" svg:x="10.105cm" svg:y="0.018cm" draw:control="control20"/><draw:control text:anchor-type="as-char" svg:y="-0.347cm" draw:z-index="20" draw:name="Form1" draw:style-name="gr1" draw:text-style-name="P25" svg:width="2.421cm" svg:height="0.892cm" draw:control="control19"/></text:p>
      <text:p text:style-name="P14"><text:span text:style-name="T10">↑</text:span><text:span text:style-name="T7">Im BdP seit (Jahr; </text:span>für Kalu und Boom keine Mitgliedschaft nötig) <text:tab/><text:tab/><text:span text:style-name="T10">↑</text:span>Besitzt du ein Kurs-Basis-Liederbuch (KuBaLibre)? </text:p>
      <text:p text:style-name="P9"/>
      <text:p text:style-name="P10"><draw:control text:anchor-type="as-char" svg:y="-0.347cm" draw:z-index="22" draw:name="Form1" draw:style-name="gr1" draw:text-style-name="P25" svg:width="16.828cm" svg:height="0.892cm" draw:control="control21"/></text:p>
      <text:p text:style-name="P7"><text:span text:style-name="T10">↑ </text:span><text:span text:style-name="T8">Besuchte Kur</text:span>se (mit Jahreszahl z.B. Kalu 2012; KfM 2013) </text:p>
      <text:p text:style-name="P11"><draw:control text:anchor-type="as-char" draw:z-index="23" draw:name="Form8" draw:style-name="gr2" draw:text-style-name="P25" svg:width="16.712cm" svg:height="1.888cm" draw:control="control22"/></text:p>
      <text:p text:style-name="P7"><text:span text:style-name="T10">↑ </text:span><text:span text:style-name="T8">Das </text:span><text:span text:style-name="T9">i</text:span>st mein Amt bzw. meine Funktion im Stamm</text:p>
      <text:p text:style-name="P11"><draw:control text:anchor-type="as-char" draw:z-index="24" draw:name="Form8" draw:style-name="gr2" draw:text-style-name="P25" svg:width="16.712cm" svg:height="1.777cm" draw:control="control23"/></text:p>
      <text:p text:style-name="P7"><text:span text:style-name="T10">↑ </text:span>Darum habe ich mein Amt bzw. meine Funktion im Stamm inne</text:p>
      <text:p text:style-name="P12"><draw:control text:anchor-type="as-char" draw:z-index="25" draw:name="Form8" draw:style-name="gr2" draw:text-style-name="P25" svg:width="16.712cm" svg:height="1.814cm" draw:control="control24"/></text:p>
      <text:p text:style-name="P7"><text:span text:style-name="T10">↑ </text:span>Das macht meinen Stamm besonders</text:p>
      <text:p text:style-name="P12"><draw:control text:anchor-type="as-char" draw:z-index="26" draw:name="Form8" draw:style-name="gr2" draw:text-style-name="P25" svg:width="16.712cm" svg:height="2.999cm" draw:control="control25"/></text:p>
      <text:p text:style-name="P7"><text:span text:style-name="T10">↑ </text:span>Das ist die derzeit größte Herausforderung für mich in meinem Stamm. </text:p>
      <text:p text:style-name="P7"/>
      <text:p text:style-name="P12"><draw:control text:anchor-type="as-char" draw:z-index="27" draw:name="Form8" draw:style-name="gr2" draw:text-style-name="P25" svg:width="16.712cm" svg:height="2.562cm" draw:control="control26"/></text:p>
      <text:p text:style-name="P7"><text:span text:style-name="T10">↑ </text:span>So lauten meine drei Erwartungen an den Kurs.</text:p>
      <text:p text:style-name="P12"><draw:control text:anchor-type="as-char" draw:z-index="28" draw:name="Form8" draw:style-name="gr2" draw:text-style-name="P25" svg:width="16.712cm" svg:height="2.562cm" draw:control="control27"/></text:p>
      <text:p text:style-name="P7"><text:span text:style-name="T10">↑</text:span>Das möchte ich nach dem Kurs mit nach Hause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mmenhausen1" svg:font-family="Immenhausen"/>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gionalleiste" style:family="paragraph" style:parent-style-name="Standard" style:default-outline-level="">
      <style:paragraph-properties fo:margin-top="0cm" fo:margin-bottom="0cm" loext:contextual-spacing="false" fo:line-height="100%" fo:text-align="center" style:justify-single-word="false"/>
      <style:text-properties fo:color="#ffcb04" style:font-name="Immenhausen" fo:font-family="Immenhausen" style:font-family-generic="roman" style:font-pitch="variable" fo:font-size="12pt" style:font-size-asian="12pt"/>
    </style:style>
    <style:style style:name="Wort-Bild_20_Marke" style:display-name="Wort-Bild Marke" style:family="paragraph" style:parent-style-name="Regionalleiste" style:default-outline-level="">
      <style:text-properties fo:color="#1d4899"/>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Wort-Bild_20_Marke">
      <style:paragraph-properties fo:margin-top="0cm" fo:margin-bottom="0cm" loext:contextual-spacing="false" fo:line-height="100%" fo:text-align="end" style:justify-single-word="false"/>
      <style:text-properties officeooo:paragraph-rsid="0004fb60"/>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
      </style:header>
      <style:header-first>
        <text:p text:style-name="MP1"><draw:frame draw:style-name="Mfr1" draw:name="Bild3" text:anchor-type="as-char" svg:y="-1.958cm" svg:width="5.86cm" svg:height="1.981cm" draw:z-index="16"><draw:image xlink:href="Pictures/10000201000001F40000013B8DADA9E7BC93FD52.png" xlink:type="simple" xlink:show="embed" xlink:actuate="onLoad"/><svg:desc>01_BdP_Wort-Bildmarke_4c_ohne-Hintergrund_500x315</svg:desc></draw:frame></text:p>
        <text:p text:style-name="MP2">Bund der<text:line-break/>Pfadfinderinnen <text:line-break/>und Pfadfinder</text:p>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54:02.392000000</meta:creation-date>
    <dc:date>2017-02-15T16:40:12.828000000</dc:date>
    <meta:editing-duration>PT36M30S</meta:editing-duration>
    <meta:editing-cycles>5</meta:editing-cycles>
    <meta:generator>LibreOffice/5.2.5.1$Windows_x86 LibreOffice_project/0312e1a284a7d50ca85a365c316c7abbf20a4d22</meta:generator>
    <meta:document-statistic meta:table-count="2" meta:image-count="1" meta:object-count="0" meta:page-count="3" meta:paragraph-count="90" meta:word-count="607" meta:character-count="4240" meta:non-whitespace-character-count="3629"/>
  </office:meta>
</office:document-meta>
</file>